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22853" officeooo:paragraph-rsid="00022853"/>
    </style:style>
    <style:style style:name="P2" style:family="paragraph" style:parent-style-name="Standard">
      <style:text-properties fo:font-weight="bold" officeooo:rsid="00022853" officeooo:paragraph-rsid="00022853" style:font-weight-asian="bold" style:font-weight-complex="bold"/>
    </style:style>
    <style:style style:name="P3" style:family="paragraph" style:parent-style-name="Standard">
      <style:text-properties fo:font-size="14pt" fo:font-weight="bold" officeooo:rsid="00022853" officeooo:paragraph-rsid="00022853" style:font-weight-asian="bold" style:font-weight-complex="bold"/>
    </style:style>
    <style:style style:name="P4" style:family="paragraph" style:parent-style-name="Standard">
      <style:text-properties fo:font-size="14pt" fo:font-weight="bold" officeooo:rsid="00022853" officeooo:paragraph-rsid="0005e655" style:font-weight-asian="bold" style:font-weight-complex="bold"/>
    </style:style>
    <style:style style:name="P5" style:family="paragraph" style:parent-style-name="Standard">
      <style:text-properties fo:font-size="14pt" fo:font-weight="bold" officeooo:rsid="0005e655" officeooo:paragraph-rsid="0005e655" style:font-weight-asian="bold" style:font-weight-complex="bold"/>
    </style:style>
    <style:style style:name="P6" style:family="paragraph" style:parent-style-name="Standard">
      <style:text-properties fo:font-size="14pt" fo:font-style="normal" fo:font-weight="normal" officeooo:rsid="0005e655" officeooo:paragraph-rsid="0005e655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ize="14pt" fo:font-style="italic" fo:font-weight="bold" officeooo:rsid="0005e655" officeooo:paragraph-rsid="0005e655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ize="14pt" fo:font-style="italic" fo:font-weight="bold" officeooo:rsid="00022853" officeooo:paragraph-rsid="0005e655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ize="18pt" officeooo:rsid="00022853" officeooo:paragraph-rsid="00022853"/>
    </style:style>
    <style:style style:name="P10" style:family="paragraph" style:parent-style-name="Standard">
      <style:text-properties fo:font-size="18pt" fo:font-weight="bold" officeooo:rsid="00022853" officeooo:paragraph-rsid="00022853" style:font-weight-asian="bold" style:font-weight-complex="bold"/>
    </style:style>
    <style:style style:name="P11" style:family="paragraph" style:parent-style-name="Standard">
      <style:text-properties fo:color="#0084d1" fo:font-size="16pt" officeooo:rsid="00022853" officeooo:paragraph-rsid="00022853"/>
    </style:style>
    <style:style style:name="P12" style:family="paragraph" style:parent-style-name="Standard">
      <style:text-properties fo:font-size="12pt" fo:font-weight="bold" officeooo:rsid="00022853" officeooo:paragraph-rsid="00022853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fo:font-weight="normal" style:font-weight-asian="normal" style:font-weight-complex="normal"/>
    </style:style>
    <style:style style:name="T3" style:family="text">
      <style:text-properties fo:font-size="12pt"/>
    </style:style>
    <style:style style:name="T4" style:family="text">
      <style:text-properties fo:font-size="12pt" fo:font-style="italic" style:font-style-asian="italic" style:font-style-complex="italic"/>
    </style:style>
    <style:style style:name="T5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05e6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ICTOGRAPH – <text:s/>Using pure Javascript <text:span text:style-name="T7">&amp;</text:span> HTML5 APIs</text:p>
      <text:p text:style-name="P1"/>
      <text:p text:style-name="P9"><text:bookmark-start text:name="__DdeLink__1_1821847797"/>Techniques used:<text:bookmark-end text:name="__DdeLink__1_1821847797"/></text:p>
      <text:p text:style-name="P2"/>
      <text:p text:style-name="P2">Moving freely: <text:span text:style-name="T1">HTML5 DND API</text:span></text:p>
      <text:p text:style-name="P2">Plotting Graphs:<text:span text:style-name="T1"> HTML5 Canvas drawing (with proper fallbacks)</text:span></text:p>
      <text:p text:style-name="P2">Exporting to image: <text:span text:style-name="T1">HTML5 toDataURL() method</text:span></text:p>
      <text:p text:style-name="P2"><text:span text:style-name="T1"/></text:p>
      <text:p text:style-name="P10"><text:span text:style-name="T1">Application Flow:</text:span></text:p>
      <text:p text:style-name="P10"><text:span text:style-name="T2"/></text:p>
      <text:p text:style-name="P4"><text:span text:style-name="T4">Editor</text:span></text:p>
      <text:p text:style-name="P4"><text:span text:style-name="T1">A div with id as 'canvas' declared.</text:span></text:p>
      <text:p text:style-name="P4"><text:span text:style-name="T1"/></text:p>
      <text:p text:style-name="P4"><text:span text:style-name="T1">Dragover,dragenter events binded to this div element and respective callbacks just do preventdefault and stopPropogation so that nothing happens while dragging the elements over the canvas.</text:span></text:p>
      <text:p text:style-name="P4"><text:span text:style-name="T1"/></text:p>
      <text:p text:style-name="P4"><text:span text:style-name="T1">Drop event binded to this canvas and respective callback calculates the current x and y coordinates of the mouse pointer using left and top properties and sets the same</text:span></text:p>
      <text:p text:style-name="P8"><text:span text:style-name="T1">to the dragged element.</text:span></text:p>
      <text:p text:style-name="P7"><text:span text:style-name="T1"/></text:p>
      <text:p text:style-name="P7"><text:span text:style-name="T1">Summary:</text:span></text:p>
      <text:p text:style-name="P7"><text:span text:style-name="T1"/></text:p>
      <text:p text:style-name="P5"><text:span text:style-name="T1">Application initializes by binding click event listeners to “add pictograph” and “publish as image” buttons. Binds dragover, dragenter and drop event callbacks.</text:span></text:p>
      <text:p text:style-name="P5"><text:span text:style-name="T1"/></text:p>
      <text:p text:style-name="P5"><text:span text:style-name="T1">User clicks on “add pictograph button”. This calls addPictograph() . This increments the pictograph counter (count++) and creates a addData - “+” button that has a click event listener to function addData();</text:span></text:p>
      <text:p text:style-name="P5"><text:span text:style-name="T1"/></text:p>
      <text:p text:style-name="P5"><text:span text:style-name="T1">User adds data by clicking “+” button repeatedly which calls addData() function. The function creates rows for datasets. Each row consists of two input elements (name and grade) and a remove button.</text:span></text:p>
      <text:p text:style-name="P5"><text:span text:style-name="T1"/></text:p>
      <text:p text:style-name="P5"><text:span text:style-name="T1">Once user is done with adding the data, renderPictograph() function is called. This function collects the data in the rows and supplies a “students” object to the plotGraph() function.</text:span></text:p>
      <text:p text:style-name="P5"><text:span text:style-name="T1"/></text:p>
      <text:p text:style-name="P5"><text:span text:style-name="T1">PlotGraph function then unpacks the “student” object and plots the graph by drawing the data on the HTML5 Canvas.</text:span></text:p>
      <text:p text:style-name="P10"><text:span text:style-name="T2"/></text:p>
      <text:p text:style-name="P3"><text:span text:style-name="T5"/></text:p>
      <text:p text:style-name="P3"><text:span text:style-name="T1"/></text:p>
      <text:p text:style-name="P3"><text:span text:style-name="T1"/></text:p>
      <text:p text:style-name="P10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rinal Purohit</meta:initial-creator>
    <meta:creation-date>2014-02-02T13:46:13.456145852</meta:creation-date>
    <dc:date>2014-02-02T18:09:38.349557217</dc:date>
    <dc:creator>Mrinal Purohit</dc:creator>
    <meta:editing-duration>PT3H45M6S</meta:editing-duration>
    <meta:editing-cycles>1</meta:editing-cycles>
    <meta:document-statistic meta:table-count="0" meta:image-count="0" meta:object-count="0" meta:page-count="1" meta:paragraph-count="17" meta:word-count="232" meta:character-count="1505" meta:non-whitespace-character-count="1288"/>
    <meta:generator>LibreOffice/4.1.3.2$Linux_x86 LibreOffice_project/410m0$Build-2</meta:generator>
  </office:meta>
</office:document-meta>
</file>